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3"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4"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5" style:family="paragraph" style:parent-style-name="Standard">
      <style:paragraph-properties fo:margin-left="1.4772in" fo:margin-right="0in" fo:line-height="125%" fo:text-indent="0in" style:auto-text-indent="false"/>
      <style:text-properties fo:color="#000066" style:font-name="Courier New" fo:font-size="10pt" style:font-size-asian="10pt" style:font-size-complex="10pt"/>
    </style:style>
    <style:style style:name="P6" style:family="paragraph" style:parent-style-name="Standard">
      <style:paragraph-properties fo:margin-left="1.4772in" fo:margin-right="0in" fo:line-height="125%" fo:text-indent="0in" style:auto-text-indent="false"/>
      <style:text-properties fo:color="#000066" style:font-name="Courier New" fo:font-size="10pt" fo:font-weight="bold" style:font-size-asian="10pt" style:font-weight-asian="bold" style:font-size-complex="10pt" style:font-weight-complex="bold"/>
    </style:style>
    <style:style style:name="P7" style:family="paragraph" style:parent-style-name="Standard">
      <style:paragraph-properties fo:margin-left="1.4772in" fo:margin-right="0in" fo:line-height="125%" fo:text-indent="0in" style:auto-text-indent="false"/>
      <style:text-properties fo:color="#000066" style:font-name="Courier New" fo:font-size="10pt" fo:font-weight="normal" style:font-size-asian="10pt" style:font-weight-asian="normal" style:font-size-complex="10pt" style:font-weight-complex="normal"/>
    </style:style>
    <style:style style:name="P8" style:family="paragraph" style:parent-style-name="Standard">
      <style:paragraph-properties fo:margin-left="1.4772in" fo:margin-right="0in" fo:line-height="125%" fo:text-indent="0in" style:auto-text-indent="false"/>
      <style:text-properties fo:color="#000066"/>
    </style:style>
    <style:style style:name="P9" style:family="paragraph" style:parent-style-name="Standard">
      <style:paragraph-properties fo:margin-left="1.4772in" fo:margin-right="0in" fo:line-height="125%" fo:text-indent="0in" style:auto-text-indent="false"/>
    </style:style>
    <style:style style:name="P10"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1"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P12" style:family="paragraph" style:parent-style-name="Preformatted_20_Text">
      <style:paragraph-properties fo:margin-left="1.4772in" fo:margin-right="0in" fo:line-height="125%" fo:text-indent="0in" style:auto-text-indent="false"/>
      <style:text-properties fo:color="#000066" style:font-name="Courier New" fo:font-size="10pt" style:font-size-asian="10pt" style:font-size-complex="10pt"/>
    </style:style>
    <style:style style:name="P13" style:family="paragraph" style:parent-style-name="Preformatted_20_Text">
      <style:paragraph-properties fo:margin-left="1.4772in" fo:margin-right="0in" fo:line-height="125%" fo:text-indent="0in" style:auto-text-indent="false"/>
      <style:text-properties fo:color="#000066" style:font-name="Courier New" fo:font-size="10pt" fo:font-weight="bold" style:font-size-asian="10pt" style:font-weight-asian="bold" style:font-size-complex="10pt" style:font-weight-complex="bold"/>
    </style:style>
    <style:style style:name="P14"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left="0in" fo:margin-right="0in" fo:line-height="125%" fo:text-align="center"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0in" fo:margin-right="0in" fo:line-height="125%" fo:text-align="start" style:justify-single-word="false" fo:text-indent="0in" style:auto-text-indent="false"/>
      <style:text-properties style:font-name="Times New Roman"/>
    </style:style>
    <style:style style:name="P17" style:family="paragraph" style:parent-style-name="Standard">
      <style:paragraph-properties fo:margin-left="0in" fo:margin-right="0in" fo:line-height="125%" fo:text-align="center" style:justify-single-word="false" fo:text-indent="0in" style:auto-text-indent="false"/>
      <style:text-properties fo:color="#000066"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in" fo:line-height="125%" fo:text-indent="0in" style:auto-text-indent="false"/>
      <style:text-properties fo:color="#000066" style:font-name="Courier New" fo:font-size="10pt" fo:font-weight="normal" style:font-size-asian="10pt" style:font-weight-asian="normal" style:font-size-complex="10pt" style:font-weight-complex="normal"/>
    </style:style>
    <style:style style:name="P19"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2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line-height="125%"/>
      <style:text-properties style:font-name="Times New Roman" fo:font-size="12pt" style:font-size-asian="12pt" style:font-size-complex="12pt"/>
    </style:style>
    <style:style style:name="P22" style:family="paragraph" style:parent-style-name="Preformatted_20_Text">
      <style:paragraph-properties fo:line-height="125%"/>
    </style:style>
    <style:style style:name="P23" style:family="paragraph" style:parent-style-name="Preformatted_20_Text">
      <style:paragraph-properties fo:line-height="125%"/>
      <style:text-properties fo:color="#000066" style:font-name="Times New Roman" fo:font-size="12pt" style:font-size-asian="12pt" style:font-size-complex="12pt"/>
    </style:style>
    <style:style style:name="P24" style:family="paragraph" style:parent-style-name="Preformatted_20_Text">
      <style:paragraph-properties fo:line-height="125%"/>
      <style:text-properties fo:color="#000066" style:font-name="Courier New" fo:font-size="10pt" style:font-size-asian="10pt" style:font-size-complex="10pt"/>
    </style:style>
    <style:style style:name="P25" style:family="paragraph" style:parent-style-name="Preformatted_20_Text">
      <style:paragraph-properties fo:margin-left="0.4925in" fo:margin-right="0in" fo:line-height="125%" fo:text-indent="0in" style:auto-text-indent="false"/>
      <style:text-properties fo:color="#000066"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66"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Preformatted_20_Text" style:master-page-name="">
      <style:paragraph-properties fo:line-height="125%" style:page-number="auto"/>
      <style:text-properties style:font-name="Times New Roman" fo:font-size="12pt" style:font-size-asian="12pt" style:font-size-complex="12pt"/>
    </style:style>
    <style:style style:name="P28" style:family="paragraph" style:parent-style-name="Horizontal_20_Line">
      <style:text-properties style:font-name="Times New Roman" fo:font-size="12pt" style:font-size-asian="12pt" style:font-size-complex="12pt"/>
    </style:style>
    <style:style style:name="P29" style:family="paragraph" style:parent-style-name="Standard">
      <style:paragraph-properties fo:margin-left="0in" fo:margin-right="0in" fo:line-height="125%" fo:text-align="center" style:justify-single-word="false" fo:text-indent="0in" style:auto-text-indent="false"/>
      <style:text-properties fo:color="#000066" style:font-name="Times New Roman" fo:font-size="12pt" style:font-size-asian="12pt" style:font-size-complex="12pt"/>
    </style:style>
    <style:style style:name="P30" style:family="paragraph" style:parent-style-name="Standard">
      <style:paragraph-properties fo:margin-left="1.4772in" fo:margin-right="0in" fo:line-height="125%" fo:text-align="center" style:justify-single-word="false" fo:text-indent="0in" style:auto-text-indent="false"/>
      <style:text-properties fo:color="#000066" style:font-name="Times New Roman" fo:font-size="12pt" fo:font-weight="bold" style:font-size-asian="12pt" style:font-weight-asian="bold" style:font-size-complex="12pt" style:font-weight-complex="bold"/>
    </style:style>
    <style:style style:name="P31" style:family="paragraph" style:parent-style-name="Standard">
      <style:paragraph-properties fo:margin-left="1.4772in" fo:margin-right="0in" fo:line-height="125%" fo:text-indent="0in" style:auto-text-indent="false"/>
      <style:text-properties fo:color="#000066" style:font-name="Courier New" fo:font-size="10pt" fo:font-style="normal" fo:font-weight="normal" style:font-size-asian="10pt" style:font-size-complex="10pt"/>
    </style:style>
    <style:style style:name="P32" style:family="paragraph" style:parent-style-name="Preformatted_20_Text">
      <style:paragraph-properties fo:line-height="125%"/>
      <style:text-properties fo:color="#000066" style:font-name="Times New Roman" fo:font-size="12pt" style:font-size-asian="12pt" style:font-size-complex="12pt"/>
    </style:style>
    <style:style style:name="P33"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34"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35" style:family="paragraph" style:parent-style-name="Preformatted_20_Text" style:list-style-name="L3">
      <style:paragraph-properties fo:line-height="125%"/>
      <style:text-properties style:font-name="Times New Roman" fo:font-size="12pt" fo:font-weight="normal" style:font-size-asian="12pt" style:font-weight-asian="normal" style:font-size-complex="12pt" style:font-weight-complex="normal"/>
    </style:style>
    <style:style style:name="P36" style:family="paragraph" style:parent-style-name="Preformatted_20_Text">
      <style:paragraph-properties fo:line-height="125%"/>
      <style:text-properties fo:color="#000099" style:font-name="Times New Roman" fo:font-size="12pt" style:font-size-asian="12pt" style:font-size-complex="12pt"/>
    </style:style>
    <style:style style:name="P37" style:family="paragraph" style:parent-style-name="Preformatted_20_Text" style:list-style-name="L4">
      <style:paragraph-properties fo:line-height="125%"/>
      <style:text-properties fo:color="#000099"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color="#000066"/>
    </style:style>
    <style:style style:name="T10" style:family="text">
      <style:text-properties fo:color="#000066" style:font-name="Times New Roman" fo:font-size="12pt" style:font-size-asian="12pt" style:font-size-complex="12pt"/>
    </style:style>
    <style:style style:name="T11" style:family="text">
      <style:text-properties fo:color="#000066" style:font-name="Times New Roman" fo:font-size="10pt" style:font-size-asian="10pt" style:font-size-complex="10pt"/>
    </style:style>
    <style:style style:name="T12" style:family="text">
      <style:text-properties fo:color="#000066" style:font-name="Courier New" fo:font-size="12pt" style:font-size-asian="12pt" style:font-size-complex="12pt"/>
    </style:style>
    <style:style style:name="T13" style:family="text">
      <style:text-properties fo:color="#000066" fo:font-weight="bold" style:font-weight-asian="bold" style:font-weight-complex="bold"/>
    </style:style>
    <style:style style:name="T14" style:family="text">
      <style:text-properties fo:color="#000066" fo:font-size="12pt" style:font-size-asian="12pt" style:font-size-complex="12pt"/>
    </style:style>
    <style:style style:name="T15" style:family="text">
      <style:text-properties fo:font-style="italic" style:font-style-asian="italic" style:font-style-complex="italic"/>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text-underline-style="solid" style:text-underline-width="auto" style:text-underline-color="font-color"/>
    </style:style>
    <style:style style:name="T19"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aster's Thesis Proposal</text:p>
      <text:p text:style-name="P21">Thomas Logan</text:p>
      <text:p text:style-name="P21"/>
      <text:p text:style-name="P20">Summary</text:p>
      <text:p text:style-name="P21"><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21"/>
      <text:p text:style-name="P20">Overview</text:p>
      <text:p text:style-name="P21"><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1"/>
      <text:p text:style-name="P10"><text:span text:style-name="T2">type</text:span><text:span text:style-name="T1"> thread_id</text:span></text:p>
      <text:p text:style-name="P11"><text:span text:style-name="T6">val</text:span> spawn<text:span text:style-name="T7">: </text:span>(unit <text:span text:style-name="T7">-&gt;</text:span> unit) -&gt; thread_id</text:p>
      <text:p text:style-name="P21"/>
      <text:p text:style-name="P21">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1"/>
      <text:p text:style-name="P11"><text:span text:style-name="T6">type</text:span> 'a chan</text:p>
      <text:p text:style-name="P12"><text:span text:style-name="T6">val</text:span> channel : unit -&gt; 'a chan</text:p>
      <text:p text:style-name="P11"><text:span text:style-name="T6">val</text:span> recv : 'a chan -&gt; 'a</text:p>
      <text:p text:style-name="P11"><text:span text:style-name="T6">val</text:span> send : ('a chan * 'a) -&gt; unit</text:p>
      <text:p text:style-name="P21"/>
      <text:p text:style-name="P21">A given channel can have any arbitrary number of processes sending or receiving data on it over the course of the program's execution. <text:s/><text:span text:style-name="T9">Listing 1 and Listing 2 give a simple example derived from [? CML book] that illustrates these essential features of Concurrent ML.</text:span></text:p>
      <text:p text:style-name="P28"/>
      <text:p text:style-name="P5"><text:span text:style-name="T6">signature</text:span><text:span text:style-name="T7"> SERV = </text:span><text:span text:style-name="T6">sig </text:span></text:p>
      <text:p text:style-name="P5"><text:span text:style-name="T6"><text:s text:c="2"/>type</text:span> serv</text:p>
      <text:p text:style-name="P5"><text:span text:style-name="T6"><text:s text:c="2"/>val</text:span><text:span text:style-name="T7"> make : unit -&gt; serv</text:span></text:p>
      <text:p text:style-name="P5"><text:span text:style-name="T6"><text:s text:c="2"/>val </text:span>call : serv * int -&gt; int</text:p>
      <text:p text:style-name="P6">end</text:p>
      <text:p text:style-name="P17">Listing 1: Server signature</text:p>
      <text:p text:style-name="P28"/>
      <text:p text:style-name="P9"><text:span text:style-name="T3">structure</text:span><text:span text:style-name="T4"> Serv :&gt; SERV = </text:span><text:span text:style-name="T3">struct </text:span></text:p>
      <text:p text:style-name="P4"><text:span text:style-name="T6"><text:s text:c="2"/>datatype</text:span> serv = <text:span text:style-name="T7">S</text:span> <text:span text:style-name="T6">of</text:span><text:span text:style-name="T7"> (int * int chan) chan </text:span></text:p>
      <text:p text:style-name="P2"/>
      <text:p text:style-name="P4"><text:span text:style-name="T6"><text:s text:c="2"/>fun</text:span><text:span text:style-name="T7"> make () </text:span>= <text:span text:style-name="T6">let</text:span> </text:p>
      <text:p text:style-name="P4"><text:span text:style-name="T6"><text:s text:c="4"/>val</text:span> reqCh = channel()</text:p>
      <text:p text:style-name="P4"><text:span text:style-name="T6"><text:s text:c="4"/></text:span><text:span text:style-name="T13">fun</text:span><text:span text:style-name="T9"> loop state = </text:span><text:span text:style-name="T13">let</text:span></text:p>
      <text:p text:style-name="P5"><text:span text:style-name="T6"><text:s text:c="4"/></text:span><text:span text:style-name="T6"><text:s text:c="2"/>val </text:span>(v, replCh) = recv reqCh</text:p>
      <text:p text:style-name="P5"><text:span text:style-name="T6"><text:s text:c="4"/>in</text:span> </text:p>
      <text:p text:style-name="P5"><text:s text:c="6"/>send (replCh, state);</text:p>
      <text:p text:style-name="P5"><text:s text:c="6"/>loop v </text:p>
      <text:p text:style-name="P4"><text:span text:style-name="T13"><text:s text:c="4"/>end</text:span><text:span text:style-name="T9"> </text:span><text:s text:c="3"/></text:p>
      <text:p text:style-name="P3"><text:s text:c="2"/>in</text:p>
      <text:p text:style-name="P4"><text:span text:style-name="T6"><text:s text:c="4"/></text:span>spawn (<text:span text:style-name="T6">fn</text:span> () =&gt; loop 0);</text:p>
      <text:p text:style-name="P4"><text:s text:c="4"/>S reqCh</text:p>
      <text:p text:style-name="P4"><text:span text:style-name="T6"><text:s text:c="2"/>end</text:span> </text:p>
      <text:p text:style-name="P4"/>
      <text:p text:style-name="P4"><text:span text:style-name="T6"><text:s text:c="2"/>fun</text:span> call (server, v) = <text:span text:style-name="T6">let</text:span> </text:p>
      <text:p text:style-name="P4"><text:s text:c="4"/><text:span text:style-name="T6">val</text:span> S reqCh = server</text:p>
      <text:p text:style-name="P4"><text:span text:style-name="T6"><text:s text:c="4"/>val</text:span> replCh = channel <text:span text:style-name="T9">()</text:span></text:p>
      <text:p text:style-name="P4"><text:span text:style-name="T6"><text:s text:c="2"/>in</text:span> </text:p>
      <text:p text:style-name="P4"><text:s text:c="4"/>send (reqCh, (v, replCh));</text:p>
      <text:p text:style-name="P4"><text:s text:c="4"/>recv replCh </text:p>
      <text:p text:style-name="P3"><text:s text:c="2"/>end</text:p>
      <text:p text:style-name="P3"><text:soft-page-break/>end</text:p>
      <text:p text:style-name="P15">Listing 2: Implementation of servers</text:p>
      <text:p text:style-name="Horizontal_20_Line"/>
      <text:p text:style-name="P27">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21"/>
      <text:p text:style-name="P21"><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2"><text:span text:style-name="T8"><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8">fan-in channel has any number of senders and exactly one receiver; a one-to-one channel has exactly one of each; a one-shot channel has exactly one sender, one receiver, and sends data only once. <text:s/></text:span><text:span text:style-name="T10">We demonstrate the topologies with a program that uses the server implementation defined in Listing 2. <text:s/></text:span></text:p>
      <text:p text:style-name="P29"/>
      <text:p text:style-name="P6">val <text:span text:style-name="T7">server = Serv.make ()</text:span></text:p>
      <text:p text:style-name="P7"><text:span text:style-name="T6">val</text:span> _ = spawn (fn () =&gt; Serv.call (server, 35))</text:p>
      <text:p text:style-name="P7"><text:span text:style-name="T6">val</text:span> _ = spawn (fn () =&gt; </text:p>
      <text:p text:style-name="P18"><text:tab/><text:tab/><text:tab/> <text:s/>Serv.call (server, 12); </text:p>
      <text:p text:style-name="P7"><text:s text:c="2"/>Serv.call (server, 13)</text:p>
      <text:p text:style-name="P7">)</text:p>
      <text:p text:style-name="P7"><text:span text:style-name="T6">val</text:span> _ = spawn (fn () =&gt; Serv.call (server, 81))</text:p>
      <text:p text:style-name="P7"><text:span text:style-name="T6">val</text:span> _ = spawn (fn () =&gt; Serv.call (server, 44))</text:p>
      <text:p text:style-name="P30"/>
      <text:p text:style-name="P16"><text:span text:style-name="T14">Since there are four processes that make calls to the server, the server's particular </text:span><text:span text:style-name="T12">reqCh</text:span><text:span text:style-name="T14"> has four senders. <text:s/>Servers are created with only one process listening for requests, so the </text:span><text:span text:style-name="T12">reqCh</text:span><text:span text:style-name="T14"> of this server has just one sender. <text:s/>So the server's </text:span><text:span text:style-name="T12">reqCh</text:span><text:span text:style-name="T14"> is classified as fan-in. <text:s/>Each use of </text:span><text:span text:style-name="T12">call</text:span><text:span text:style-name="T14"> creates a brand new channel </text:span><text:span text:style-name="T12">replCh</text:span><text:span text:style-name="T14"> for receiving data. <text:s/>The function </text:span><text:span text:style-name="T12">call</text:span><text:span text:style-name="T14"> receives on the channel once and the server sends on the channel once, so each instance of </text:span><text:span text:style-name="T12">replCh</text:span><text:span text:style-name="T14"> is one-shot.</text:span></text:p>
      <text:p text:style-name="P2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ext:span text:style-name="T9">We can modify the implementation in Listing 2 with a language extension.</text:span></text:p>
      <text:p text:style-name="P23"/>
      <text:p text:style-name="P8"><text:span text:style-name="T3">structure</text:span><text:span text:style-name="T4"> Serv :&gt; SERV = </text:span><text:span text:style-name="T3">struct </text:span></text:p>
      <text:p text:style-name="P5"><text:span text:style-name="T6"><text:s text:c="2"/>datatype</text:span> serv = <text:span text:style-name="T7">S</text:span> <text:span text:style-name="T6">of</text:span><text:span text:style-name="T7"> (int * int chan) chan </text:span></text:p>
      <text:p text:style-name="P7"/>
      <text:p text:style-name="P5"><text:span text:style-name="T6"><text:s text:c="2"/>fun</text:span><text:span text:style-name="T7"> make () </text:span>= <text:span text:style-name="T6">let</text:span> </text:p>
      <text:p text:style-name="P5"><text:span text:style-name="T6"><text:s text:c="4"/>val</text:span> reqCh = <text:span text:style-name="T18">FanIn.</text:span>channel()</text:p>
      <text:p text:style-name="P5"><text:span text:style-name="T6"><text:s text:c="4"/></text:span><text:span text:style-name="T6">fun</text:span> loop state = <text:span text:style-name="T6">let</text:span></text:p>
      <text:p text:style-name="P5"><text:span text:style-name="T6"><text:s text:c="6"/>val </text:span>(v, replCh) = <text:span text:style-name="T18">FanIn.</text:span>recv reqCh</text:p>
      <text:p text:style-name="P5"><text:span text:style-name="T6"><text:s text:c="4"/>in</text:span> </text:p>
      <text:p text:style-name="P5"><text:s text:c="6"/><text:span text:style-name="T18">OneShot.</text:span><text:span text:style-name="T19">send (replCh, state)</text:span>;</text:p>
      <text:p text:style-name="P5"><text:s text:c="6"/>loop v </text:p>
      <text:p text:style-name="P5"><text:span text:style-name="T6"><text:s text:c="4"/>end</text:span> <text:s text:c="3"/></text:p>
      <text:p text:style-name="P6"><text:s text:c="2"/>in</text:p>
      <text:p text:style-name="P5"><text:span text:style-name="T6"><text:s text:c="4"/></text:span>spawn (<text:span text:style-name="T6">fn</text:span> () =&gt; loop 0);</text:p>
      <text:p text:style-name="P5"><text:s text:c="4"/>S reqCh</text:p>
      <text:p text:style-name="P5"><text:span text:style-name="T6"><text:s text:c="2"/>end</text:span> </text:p>
      <text:p text:style-name="P5"/>
      <text:p text:style-name="P5"><text:span text:style-name="T6"><text:s text:c="2"/>fun</text:span> call (server, v) = <text:span text:style-name="T6">let</text:span> </text:p>
      <text:p text:style-name="P5"><text:s text:c="4"/><text:span text:style-name="T6">val</text:span> S reqCh = server</text:p>
      <text:p text:style-name="P5"><text:soft-page-break/><text:span text:style-name="T6"><text:s text:c="4"/>val</text:span> replCh = <text:span text:style-name="T18">OneShot</text:span>.channel ()</text:p>
      <text:p text:style-name="P5"><text:span text:style-name="T6"><text:s text:c="2"/>in</text:span> </text:p>
      <text:p text:style-name="P5"><text:s text:c="4"/><text:span text:style-name="T18">FanIn.</text:span>send (reqCh, (v, replCh));</text:p>
      <text:p text:style-name="P5"><text:s text:c="4"/><text:span text:style-name="T18">OneShot.</text:span>recv replCh </text:p>
      <text:p text:style-name="P6"><text:s text:c="2"/>end</text:p>
      <text:p text:style-name="P6">end</text:p>
      <text:p text:style-name="P6"/>
      <text:p text:style-name="P23">Without a static analysis to check the usage of the special channels, we could inadvertently use a one-shot channel for a channel that has multiple senders, resulting in runtime behavior inconsistent with the general semantics of channel synchronization.</text:p>
      <text:p text:style-name="P21"><text:tab/>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21"/>
      <text:p text:style-name="P36">(<text:span text:style-name="T9">* overview of program analysis and constraint-based analysis, and data-flow analysis *)</text:span></text:p>
      <text:p text:style-name="P36"><text:span text:style-name="T9"/></text:p>
      <text:list xml:id="list2640788788261459183" text:style-name="L4">
        <text:list-item>
          <text:p text:style-name="P37"><text:span text:style-name="T9">What program information is described</text:span></text:p>
          <text:list>
            <text:list-item>
              <text:p text:style-name="P37"><text:span text:style-name="T9">data-flow analysis: describes data related to program points</text:span></text:p>
              <text:list>
                <text:list-item>
                  <text:p text:style-name="P33">available expressions (How: forward, largest)</text:p>
                </text:list-item>
                <text:list-item>
                  <text:p text:style-name="P33">reaching sends (How: forward, smallest)</text:p>
                </text:list-item>
                <text:list-item>
                  <text:p text:style-name="P33">very busy (How: backward, largest)</text:p>
                </text:list-item>
                <text:list-item>
                  <text:p text:style-name="P33">live variable (How: backward, smallest) </text:p>
                </text:list-item>
                <text:list-item>
                  <text:p text:style-name="P37"><text:span text:style-name="T9">value-flow analysis: describes values related to program points (using k-CFA)</text:span></text:p>
                  <text:list>
                    <text:list-item>
                      <text:p text:style-name="P33"><text:span text:style-name="T9">equivalent values (smallest)</text:span></text:p>
                    </text:list-item>
                  </text:list>
                </text:list-item>
                <text:list-item>
                  <text:p text:style-name="P37"><text:span text:style-name="T9">type-flow analysis</text:span></text:p>
                </text:list-item>
                <text:list-item>
                  <text:p text:style-name="P33">control-flow analysis: <text:s/>describes control related to program points</text:p>
                  <text:list>
                    <text:list-item>
                      <text:p text:style-name="P33">equivalent abstractions</text:p>
                    </text:list-item>
                    <text:list-item>
                      <text:p text:style-name="P33">equivalent channels</text:p>
                    </text:list-item>
                  </text:list>
                </text:list-item>
              </text:list>
            </text:list-item>
            <text:list-item>
              <text:p text:style-name="P33">compositional systems: describes data related to program</text:p>
              <text:list>
                <text:list-item>
                  <text:p text:style-name="P33">type system: describes terms that are not stuck</text:p>
                </text:list-item>
                <text:list-item>
                  <text:p text:style-name="P33">effect system: describes terms related to effects</text:p>
                  <text:list>
                    <text:list-item>
                      <text:p text:style-name="P33">call-tracking analysis</text:p>
                    </text:list-item>
                  </text:list>
                </text:list-item>
              </text:list>
            </text:list-item>
          </text:list>
        </text:list-item>
        <text:list-item>
          <text:p text:style-name="P37"><text:span text:style-name="T9">How is program information described</text:span></text:p>
          <text:list>
            <text:list-item>
              <text:p text:style-name="P37"><text:span text:style-name="T9">abstract specification (inference rules): describes analysis as coinductive proposition</text:span></text:p>
            </text:list-item>
            <text:list-item>
              <text:p text:style-name="P37"><text:soft-page-break/><text:span text:style-name="T9">syntax-directed specification: describes analysis as inductive proposition</text:span></text:p>
            </text:list-item>
            <text:list-item>
              <text:p text:style-name="P37"><text:span text:style-name="T9">constraint-based analysis (application rules): describes analysis as recursive function from term to syntactic constraint</text:span></text:p>
              <text:list>
                <text:list-item>
                  <text:p text:style-name="P37"><text:span text:style-name="T9">system of equations</text:span></text:p>
                </text:list-item>
                <text:list-item>
                  <text:p text:style-name="P37"><text:span text:style-name="T9">system of conditional constraints</text:span></text:p>
                </text:list-item>
              </text:list>
            </text:list-item>
            <text:list-item>
              <text:p text:style-name="P37"><text:span text:style-name="T9">algorithmic analysis: describes analysis as procedure</text:span></text:p>
            </text:list-item>
            <text:list-item>
              <text:p text:style-name="P37"><text:span text:style-name="T9">abstract interpretation: describes analysis as functions from operational semantics</text:span></text:p>
            </text:list-item>
          </text:list>
        </text:list-item>
      </text:list>
      <text:p text:style-name="P23"/>
      <text:p text:style-name="P23">*)</text:p>
      <text:p text:style-name="P23"/>
      <text:p text:style-name="P2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1"><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pan text:style-name="T9"><text:s/>It uses the graph for live variable analysis of channels, which limits the scope for the remaining analysis. </text:span><text:s/><text:span text:style-name="T9">Using the spawn and application edges of the control-flow graph, </text:span>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text:soft-page-break/>operational semantics, the operational semantics is defined as stepping between sets of control paths paired with terms. <text:s/>Divergent control paths are added whenever a new process is spawned.</text:p>
      <text:p text:style-name="P21"/>
      <text:p text:style-name="P21"><text:tab/><text:span text:style-name="T9">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23"><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5">term</text:span> satisfies a <text:span text:style-name="T15">type</text:span>, then the term has utility for the data or computation it represents. <text:s/>The type is only valuable for confirming or denying the usage of a term. <text:s/>In contrast, once a <text:span text:style-name="T15">proof</text:span> satisfies a <text:span text:style-name="T15">proposition</text:span>, the proof becomes irrelevant, while the proposition is elevated to a theorem. <text:s/>The theorem is useful on its own without regard to any particular proof.</text:p>
      <text:p text:style-name="P23"><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1">Other systems[?] have chosen to treat propositions as types[?], and let types depend on terms[?].</text:span><text:span text:style-name="T10">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23"/>
      <text:p text:style-name="P25"><text:span text:style-name="T6">datatype</text:span> 'a list = Nil | Cons 'a "'a list"</text:p>
      <text:p text:style-name="P25"/>
      <text:p text:style-name="P26"><text:span text:style-name="T6">inductive</text:span> sorted :: "('a ⇒ 'a ⇒ bool) ⇒ 'a list ⇒ bool" where</text:p>
      <text:p text:style-name="P26"><text:s text:c="2"/>Nil : "sorted P Nil" |</text:p>
      <text:p text:style-name="P26"><text:s text:c="2"/>Single : "sorted P (Cons x Nil)" |</text:p>
      <text:p text:style-name="P26"><text:soft-page-break/><text:s text:c="2"/>Cons : "P x y ⟹ sorted P (Cons y ys) ⟹ sorted P (Cons x (Cons y ys))"</text:p>
      <text:p text:style-name="P23"/>
      <text:p text:style-name="P23">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23"/>
      <text:p text:style-name="P12"><text:span text:style-name="T6">datatype</text:span> nat = O | S nat </text:p>
      <text:p text:style-name="P24"/>
      <text:p text:style-name="P12"><text:span text:style-name="T6">inductive</text:span> lte :: "nat ⇒ nat ⇒ bool" <text:span text:style-name="T6">where</text:span></text:p>
      <text:p text:style-name="P12"><text:s text:c="2"/>Eq : "lte n n" |</text:p>
      <text:p text:style-name="P12"><text:s text:c="2"/>Lt : "lte n1 n2 ⟹ lte n1 (S n2) "</text:p>
      <text:p text:style-name="P12"/>
      <text:p text:style-name="P12"><text:span text:style-name="T6">theorem</text:span> "sorted lte [O, (S O), (S O), (S (S (S O)))]"</text:p>
      <text:p text:style-name="P13"><text:s/>apply<text:span text:style-name="T7"> (rule Cons)</text:span></text:p>
      <text:p text:style-name="P13"><text:s text:c="2"/>apply<text:span text:style-name="T7"> (rule Lt)</text:span></text:p>
      <text:p text:style-name="P13"><text:s text:c="2"/>apply<text:span text:style-name="T7"> (rule Eq)</text:span></text:p>
      <text:p text:style-name="P13"><text:s/>apply<text:span text:style-name="T7"> (rule Cons)</text:span></text:p>
      <text:p text:style-name="P13"><text:s text:c="2"/>apply<text:span text:style-name="T7"> (rule Eq)</text:span></text:p>
      <text:p text:style-name="P13"><text:s/>apply<text:span text:style-name="T7"> (rule Cons)</text:span></text:p>
      <text:p text:style-name="P13"><text:s text:c="2"/>apply<text:span text:style-name="T7"> (rule Lt)</text:span></text:p>
      <text:p text:style-name="P13"><text:s text:c="2"/>apply<text:span text:style-name="T7"> (rule Lt)</text:span></text:p>
      <text:p text:style-name="P13"><text:s text:c="2"/>apply<text:span text:style-name="T7"> (rule Eq)</text:span></text:p>
      <text:p text:style-name="P13"><text:s/>apply<text:span text:style-name="T7"> (rule Single)</text:span></text:p>
      <text:p text:style-name="P13">done</text:p>
      <text:p text:style-name="P23"/>
      <text:p text:style-name="P23">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4"/>
      <text:p text:style-name="P5"><text:span text:style-name="T16">definition</text:span><text:span text:style-name="T17"> True :: bool </text:span><text:span text:style-name="T16">where</text:span><text:span text:style-name="T17"> </text:span></text:p>
      <text:p text:style-name="P31"><text:s text:c="2"/>"True ≡ ((λx::bool. x) = (λx. x))"</text:p>
      <text:p text:style-name="P31"/>
      <text:p text:style-name="P5"><text:span text:style-name="T16">definition</text:span><text:span text:style-name="T17"> False :: bool </text:span><text:span text:style-name="T16">where</text:span><text:span text:style-name="T17"> </text:span></text:p>
      <text:p text:style-name="P31"><text:s text:c="2"/>"False ≡ (∀P. P)"</text:p>
      <text:p text:style-name="P14"/>
      <text:p text:style-name="P14"/>
      <text:p text:style-name="P20">Hypothesis</text:p>
      <text:p text:style-name="P21"><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text:soft-page-break/>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20"/>
      <text:p text:style-name="P20">Evaluation</text:p>
      <text:p text:style-name="P20"><text:tab/><text:span text:style-name="T7">The main contributions of this work will be formal and mechanically verified proofs of a static analysis derived from Reppy and Xiao's analysis.</text:span></text:p>
      <text:p text:style-name="P19"/>
      <text:p text:style-name="P20">Architecture</text:p>
      <text:p text:style-name="P2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21"><text:tab/>In this thesis work, we are interested in communication topology soundness, rather than flow soundness. <text:s/>Nevertheless, <text:span text:style-name="T9">we will need to prove additional flow soundness theorems en route to proving communication topology soundness</text:span>.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2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text:soft-page-break/>points, and control paths will simply be sequences of variables. <text:s/>A modification of Listing 2 illustrates the restrictive grammar applied to Concurrent ML.</text:p>
      <text:p text:style-name="P21"/>
      <text:p text:style-name="P4"><text:span text:style-name="T6">let</text:span><text:span text:style-name="T7"> make = </text:span><text:span text:style-name="T6">fun</text:span><text:span text:style-name="T7"> f () =&gt;</text:span></text:p>
      <text:p text:style-name="P4"><text:span text:style-name="T6"><text:s text:c="2"/>let </text:span>reqCh = channel () <text:span text:style-name="T6">in</text:span></text:p>
      <text:p text:style-name="P4"><text:span text:style-name="T6"><text:s text:c="2"/>let </text:span>loop = <text:span text:style-name="T6">fun</text:span> loop state =&gt;</text:p>
      <text:p text:style-name="P4"><text:s text:c="4"/><text:span text:style-name="T6">let </text:span><text:span text:style-name="T7">req</text:span><text:span text:style-name="T6"> </text:span>= recv reqCh <text:span text:style-name="T6">in</text:span></text:p>
      <text:p text:style-name="P4"><text:span text:style-name="T6"><text:s text:c="4"/>let</text:span><text:span text:style-name="T7"> v = fst req </text:span><text:span text:style-name="T6">in</text:span></text:p>
      <text:p text:style-name="P4"><text:span text:style-name="T6"><text:s text:c="4"/>let</text:span><text:span text:style-name="T7"> replCh = snd req </text:span><text:span text:style-name="T6">in</text:span></text:p>
      <text:p text:style-name="P4"><text:span text:style-name="T6"><text:s text:c="4"/>let</text:span><text:span text:style-name="T7"> p1 = (reply, state) </text:span><text:span text:style-name="T6">in</text:span></text:p>
      <text:p text:style-name="P4"><text:s text:c="4"/><text:span text:style-name="T6">let</text:span> u1 = send p1 <text:span text:style-name="T6">in</text:span></text:p>
      <text:p text:style-name="P4"><text:s text:c="4"/><text:span text:style-name="T6">let</text:span> lres = loop v <text:span text:style-name="T6">in</text:span></text:p>
      <text:p text:style-name="P4"><text:span text:style-name="T6"><text:s text:c="4"/></text:span><text:span text:style-name="T7">lres</text:span><text:span text:style-name="T6"> </text:span></text:p>
      <text:p text:style-name="P4"><text:span text:style-name="T6"><text:s text:c="2"/>let _ = </text:span>spawn (</text:p>
      <text:p text:style-name="P4"><text:s text:c="4"/><text:span text:style-name="T6">let</text:span> z = 0 <text:span text:style-name="T6">in</text:span></text:p>
      <text:p text:style-name="P4"><text:span text:style-name="T6"><text:s text:c="4"/>let</text:span><text:span text:style-name="T7"> sres = loop z </text:span><text:span text:style-name="T6">in</text:span></text:p>
      <text:p text:style-name="P4"><text:span text:style-name="T6"><text:s text:c="4"/></text:span><text:span text:style-name="T7">sres</text:span></text:p>
      <text:p text:style-name="P4"><text:span text:style-name="T6"><text:s text:c="2"/></text:span>) <text:span text:style-name="T6">in</text:span></text:p>
      <text:p text:style-name="P4"><text:s text:c="2"/><text:span text:style-name="T6">let</text:span> mres = S reqCh <text:span text:style-name="T6">in</text:span></text:p>
      <text:p text:style-name="P4"><text:span text:style-name="T6"><text:s text:c="2"/></text:span><text:span text:style-name="T7">mres</text:span></text:p>
      <text:p text:style-name="P4"/>
      <text:p text:style-name="P4"><text:span text:style-name="T6">let</text:span> call = <text:span text:style-name="T6">fun</text:span> f (server, v) =&gt;</text:p>
      <text:p text:style-name="P4"><text:s text:c="2"/><text:span text:style-name="T6">let</text:span> reqCh = <text:span text:style-name="T6">case</text:span> server <text:span text:style-name="T6">of</text:span> (S x) =&gt; x <text:span text:style-name="T6">in</text:span></text:p>
      <text:p text:style-name="P4"><text:span text:style-name="T6"><text:s text:c="2"/>let</text:span> replCh = channel () <text:span text:style-name="T6">in</text:span></text:p>
      <text:p text:style-name="P4"><text:span text:style-name="T6"><text:s text:c="2"/>let</text:span><text:span text:style-name="T7"> p2 = (v, replCh) </text:span><text:span text:style-name="T6">in</text:span></text:p>
      <text:p text:style-name="P4"><text:span text:style-name="T6"><text:s text:c="2"/>let</text:span><text:span text:style-name="T7"> p3 = (reqCh, p2) </text:span><text:span text:style-name="T6">in</text:span></text:p>
      <text:p text:style-name="P4"><text:s text:c="2"/><text:span text:style-name="T6">let</text:span> u2 = send p3 <text:span text:style-name="T6">in</text:span></text:p>
      <text:p text:style-name="P4"><text:s text:c="2"/><text:span text:style-name="T6">let</text:span> cres = recv replCh <text:span text:style-name="T6">in</text:span></text:p>
      <text:p text:style-name="P4"><text:s text:c="2"/>cres </text:p>
      <text:p text:style-name="P3"/>
      <text:p text:style-name="P20">Deliverables</text:p>
      <text:list xml:id="list7849370787070168105" text:style-name="L2">
        <text:list-item>
          <text:p text:style-name="P34">Technical paper</text:p>
        </text:list-item>
        <text:list-item>
          <text:p text:style-name="P34">Isabelle code</text:p>
          <text:p text:style-name="P34"/>
        </text:list-item>
      </text:list>
      <text:p text:style-name="P20">References</text:p>
      <text:p text:style-name="P19">...</text:p>
      <text:p text:style-name="P20"/>
      <text:p text:style-name="P20">Schedule</text:p>
      <text:list xml:id="list1448395582115056656" text:style-name="L3">
        <text:list-item>
          <text:p text:style-name="P35">Define the syntax of Concurrent ML using Isabelle/HOL</text:p>
        </text:list-item>
        <text:list-item>
          <text:p text:style-name="P35">Define the operational semantics</text:p>
        </text:list-item>
        <text:list-item>
          <text:p text:style-name="P35">Define communication topologies in terms of operational semantics</text:p>
        </text:list-item>
        <text:list-item>
          <text:p text:style-name="P35">Construct proofs that simple programs adhere to communication topology definitions</text:p>
        </text:list-item>
        <text:list-item>
          <text:p text:style-name="P35"><text:soft-page-break/>Define constraint-based analysis</text:p>
        </text:list-item>
        <text:list-item>
          <text:p text:style-name="P35">Construct proofs that analysis is informative with respect to example programs</text:p>
        </text:list-item>
        <text:list-item>
          <text:p text:style-name="P35">Construct proofs that the analysis is sound</text:p>
        </text:list-item>
        <text:list-item>
          <text:p text:style-name="P35">Develop an algorithm that takes a program and determines values described by the analysis</text:p>
        </text:list-item>
        <text:list-item>
          <text:p text:style-name="P35">Prove the analysis is computable using the algorithm.</text:p>
        </text:list-item>
        <text:list-item>
          <text:p text:style-name="P35">(Optional: Extend the definitions and proofs with <text:span text:style-name="T1">choose_evt</text:span>)</text:p>
        </text:list-item>
        <text:list-item>
          <text:p text:style-name="P35">(Optional: Extend the definitions and proofs with <text:span text:style-name="T1">then_evt</text:span>)</text:p>
        </text:list-item>
        <text:list-item>
          <text:p text:style-name="P35">Write technical paper</text:p>
        </text:list-item>
        <text:list-item>
          <text:p text:style-name="P35">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3T12:26:05</dc:date>
    <dc:creator>Thomas Logan</dc:creator>
    <meta:generator>OpenOffice/4.1.3$Unix OpenOffice.org_project/413m1$Build-9783</meta:generator>
    <meta:editing-duration>P21DT18H58M2S</meta:editing-duration>
    <meta:editing-cycles>255</meta:editing-cycles>
    <meta:document-statistic meta:table-count="0" meta:image-count="0" meta:object-count="0" meta:page-count="11" meta:paragraph-count="194" meta:word-count="3713" meta:character-count="22938"/>
  </office:meta>
</office:document-meta>
</file>